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0.3091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5" table:default-cell-style-name="ce6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28" table:formula="of:=FREQUENCY([.B7:.B106];[.H7:.H34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matrix-columns-spanned="1" table:number-matrix-rows-spanned="7" table:formula="of:=FREQUENCY([.I8:.I34];[.J7:.J13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7M00S">
            <text:p>12:57:00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3H05M00S">
            <text:p>13:05:00</text:p>
          </table:table-cell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13M00S">
            <text:p>13:13: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21M00S">
            <text:p>13:21:0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29M00S">
            <text:p>13:29: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37M00S">
            <text:p>13:37:00</text:p>
          </table:table-cell>
          <table:table-cell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45M00S">
            <text:p>13:45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53M00S">
            <text:p>13:53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4H01M00S">
            <text:p>14:01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4H09M00S">
            <text:p>14:0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4H17M00S">
            <text:p>14:17:00</text:p>
          </table:table-cell>
          <table:table-cell office:value-type="float" office:value="4">
            <text:p>4</text:p>
          </table:table-cell>
          <table:table-cell>
            <draw:frame table:end-cell-address="Sheet1.N46" table:end-x="1.0783in" table:end-y="0.1547in" draw:z-index="0" draw:style-name="gr1" draw:text-style-name="P1" svg:width="4.7866in" svg:height="5.0307in" svg:x="0.1559in" svg:y="0.1024in">
              <draw:object draw:notify-on-update-of-ranges="Sheet1.K7:Sheet1.K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4H25M00S">
            <text:p>14:25:0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4H33M00S">
            <text:p>14:33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4H41M00S">
            <text:p>14:4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57M00S">
            <text:p>14:5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5H05M00S">
            <text:p>15:0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5H13M00S">
            <text:p>15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5H21M00S">
            <text:p>15:21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5H29M00S">
            <text:p>15:2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5H45M00S">
            <text:p>15:4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5H53M00S">
            <text:p>15:5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6H01M00S">
            <text:p>16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6H09M00S">
            <text:p>16:09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6H17M00S">
            <text:p>16:1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6H25M00S">
            <text:p>16:25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/>
          <table:table-cell table:formula="of:=MAX([.I8:.I34])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/>
          <table:table-cell table:formula="of:=MIN([.I8:.I34]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59M56S">
            <text:p>14:59:56</text:p>
          </table:table-cell>
          <table:table-cell table:style-name="ce3" office:value-type="time" office:time-value="PT00H55M45S">
            <text:p>00:55:45</text:p>
          </table:table-cell>
          <table:table-cell table:style-name="ce3" office:value-type="time" office:time-value="PT00H56M48S">
            <text:p>00:56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9">10/19/2019</text:date>, <text:time>22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19T22:27:35.86</dc:date>
    <meta:editing-duration>PT15H59M47S</meta:editing-duration>
    <meta:editing-cycles>64</meta:editing-cycles>
    <meta:generator>OpenOffice/4.1.1$Win32 OpenOffice.org_project/411m6$Build-9775</meta:generator>
    <meta:print-date>2019-10-19T22:23:59.21</meta:print-date>
    <meta:document-statistic meta:table-count="3" meta:cell-count="7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59cm" svg:height="12.779cm" xlink:href=".." xlink:type="simple" chart:class="chart:bar" chart:style-name="ch1">
        <chart:title svg:x="1.22cm" svg:y="0.391cm" chart:style-name="ch2">
          <text:p>Histogram of Frequency Distribution of Cj Arrivals</text:p>
        </chart:title>
        <chart:plot-area chart:style-name="ch3" table:cell-range-address="Sheet1.K7:Sheet1.K13" svg:x="1.281cm" svg:y="1.935cm" svg:width="10.392cm" svg:height="9.581cm">
          <chartooo:coordinate-region svg:x="1.717cm" svg:y="2.147cm" svg:width="9.956cm" svg:height="8.696cm"/>
          <chart:axis chart:dimension="x" chart:name="primary-x" chart:style-name="ch4">
            <chart:title svg:x="2.239cm" svg:y="11.772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7.404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7:Sheet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